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f34f" officeooo:paragraph-rsid="001af34f"/>
    </style:style>
    <style:style style:name="P2" style:family="paragraph" style:parent-style-name="Preformatted_20_Text">
      <style:text-properties officeooo:rsid="001af34f" officeooo:paragraph-rsid="001d3546"/>
    </style:style>
    <style:style style:name="P3" style:family="paragraph" style:parent-style-name="Preformatted_20_Text">
      <style:text-properties officeooo:rsid="001af34f" officeooo:paragraph-rsid="001ffc6d"/>
    </style:style>
    <style:style style:name="P4" style:family="paragraph" style:parent-style-name="Preformatted_20_Text">
      <style:text-properties officeooo:rsid="001d3546" officeooo:paragraph-rsid="001d3546"/>
    </style:style>
    <style:style style:name="P5" style:family="paragraph" style:parent-style-name="Preformatted_20_Text">
      <style:text-properties officeooo:rsid="001d3546" officeooo:paragraph-rsid="001ece9b"/>
    </style:style>
    <style:style style:name="P6" style:family="paragraph" style:parent-style-name="Preformatted_20_Text">
      <style:text-properties officeooo:rsid="001d6e37" officeooo:paragraph-rsid="001d6e37"/>
    </style:style>
    <style:style style:name="P7" style:family="paragraph" style:parent-style-name="Preformatted_20_Text">
      <style:text-properties officeooo:rsid="001ece9b" officeooo:paragraph-rsid="001ece9b"/>
    </style:style>
    <style:style style:name="P8" style:family="paragraph" style:parent-style-name="Preformatted_20_Text">
      <style:text-properties officeooo:rsid="001ffc6d" officeooo:paragraph-rsid="001ffc6d"/>
    </style:style>
    <style:style style:name="T1" style:family="text">
      <style:text-properties officeooo:rsid="001d3546"/>
    </style:style>
    <style:style style:name="T2" style:family="text">
      <style:text-properties officeooo:rsid="001ec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.c</text:p>
      <text:p text:style-name="P1"/>
      <text:p text:style-name="P1">get input from file</text:p>
      <text:p text:style-name="P1">mu, lambda, service que #, customer #</text:p>
      <text:p text:style-name="P1"/>
      <text:p text:style-name="P1">run simulation:</text:p>
      <text:p text:style-name="P1">create priority queue</text:p>
      <text:p text:style-name="P1"/>
      <text:p text:style-name="P1">Waits for arrival or departure</text:p>
      <text:p text:style-name="P1"/>
      <text:p text:style-name="P2"><text:tab/>On arrival, <text:span text:style-name="T1">create customer, then </text:span>checks for service line, </text:p>
      <text:p text:style-name="P2"><text:tab/><text:tab/>if available, put into <text:span text:style-name="T1">service </text:span>line</text:p>
      <text:p text:style-name="P1"><text:tab/><text:tab/>If full, put into priority queue at proper place</text:p>
      <text:p text:style-name="P1"><text:tab/>If priority queue full, put in <text:span text:style-name="T1">FIFO</text:span> queue</text:p>
      <text:p text:style-name="P1"/>
      <text:p text:style-name="P1">As service lines get empty, feed next cust from <text:span text:style-name="T1">priority </text:span>queue into line.</text:p>
      <text:p text:style-name="P1"/>
      <text:p text:style-name="P4">After all customers served.</text:p>
      <text:p text:style-name="P7">Caculate Rho, total time served/time of simulation (get idle serve time)</text:p>
      <text:p text:style-name="P5"/>
      <text:p text:style-name="P4">Data.c </text:p>
      <text:p text:style-name="P4"/>
      <text:p text:style-name="P6">Defines structs to be used and how to manipulate information</text:p>
      <text:p text:style-name="P4"/>
      <text:p text:style-name="P4">struct Customer</text:p>
      <text:p text:style-name="P4">priority queue init</text:p>
      <text:p text:style-name="P4">pQ add</text:p>
      <text:p text:style-name="P4">pQ remove</text:p>
      <text:p text:style-name="P4">FIFO add</text:p>
      <text:p text:style-name="P4">FIFO pop</text:p>
      <text:p text:style-name="P4"/>
      <text:p text:style-name="P8">Calculate.c</text:p>
      <text:p text:style-name="P8"/>
      <text:p text:style-name="P8">calculate total time served</text:p>
      <text:p text:style-name="P8">get average time users in system</text:p>
      <text:p text:style-name="P8">calculate all anylitical stuffs</text:p>
      <text:p text:style-name="P3"/>
      <text:p text:style-name="P1">Rate of arrival, rate of service <text:span text:style-name="T1">govern times</text:span></text:p>
      <text:p text:style-name="P1">feed entries into queue</text:p>
      <text:p text:style-name="P1"><text:tab/>record entry time, calculate position in queue if no available service lines</text:p>
      <text:p text:style-name="P1">put customers on linked list if to queue ful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00:34:48.468484152</dc:date>
    <meta:generator>LibreOffice/4.2.8.2$Linux_X86_64 LibreOffice_project/420m0$Build-2</meta:generator>
    <meta:editing-duration>PT46M41S</meta:editing-duration>
    <meta:editing-cycles>3</meta:editing-cycles>
    <meta:document-statistic meta:table-count="0" meta:image-count="0" meta:object-count="0" meta:page-count="1" meta:paragraph-count="29" meta:word-count="154" meta:character-count="912" meta:non-whitespace-character-count="778"/>
  </office:meta>
</office:document-meta>
</file>